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Servo 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-00-00</text:date>, <text:time style:data-style-name="N2" text:time-value="12:06:48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4:29:08.159000000</meta:creation-date>
    <dc:date>2021-12-16T12:12:45.588000000</dc:date>
    <meta:editing-duration>PT2H2M25S</meta:editing-duration>
    <meta:editing-cycles>2</meta:editing-cycles>
    <meta:generator>LibreOffice/7.1.7.2$Windows_X86_64 LibreOffice_project/c6a4e3954236145e2acb0b65f68614365aeee33f</meta:generator>
    <meta:document-statistic meta:table-count="1" meta:cell-count="16" meta:object-count="0"/>
  </office:meta>
</office:document-meta>
</file>